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One</text:p>
      <text:p text:style-name="P2"/>
      <text:p text:style-name="P2"><text:s text:c="5"/><text:span text:style-name="T1">Russ looked around town. </text:span><text:span text:style-name="T2">It was an old west town, well he knew it as an old west town. It was probably just known as the west to the civilians who lived there.</text:span></text:p>
      <text:p text:style-name="P2"><text:s text:c="5"/><text:span text:style-name="T2">Walking around town, Russ came to the local Saloon. He was dressed in the proper attire, complete with a gun at his hip. Not too many gunslingers in the town, Russ knew he’d be making waves.</text:span></text:p>
      <text:p text:style-name="P2"><text:s text:c="5"/><text:span text:style-name="T3">Stepping inside the Saloon, Russ looked to the bartender. “Whiskey.” He said.</text:span></text:p>
      <text:p text:style-name="P2"><text:s text:c="5"/><text:span text:style-name="T4">The bartender poured him a glass and set it on the counter. “A nickle.” He said.</text:span></text:p>
      <text:p text:style-name="P2"><text:s text:c="5"/><text:span text:style-name="T4">Putting money on the counter, Russ enjoyed the glass of whiskey. </text:span><text:span text:style-name="T5">He wasn’t there to drink on the job of course, no Russ was there to put someone to rest.</text:span></text:p>
      <text:p text:style-name="P2"><text:s text:c="5"/>“<text:span text:style-name="T5">Stranger.” The bartender said. “There’s someone at the door wanting to see you.”</text:span></text:p>
      <text:p text:style-name="P2"><text:s text:c="5"/><text:span text:style-name="T5">Russ turned around </text:span><text:span text:style-name="T6">to see a man standing at the door to the Saloon. He took a final swallow of the whiskey and walked towards the man.</text:span></text:p>
      <text:p text:style-name="P2"><text:s text:c="5"/>“<text:span text:style-name="T6">Name’s Robinson and you are?” The man said.</text:span></text:p>
      <text:p text:style-name="P2"><text:s text:c="5"/><text:span text:style-name="T6">Russ looked at Robinson and sized him up. “Jameson.” Russ said.</text:span></text:p>
      <text:p text:style-name="P2"><text:s text:c="5"/>“<text:span text:style-name="T6">I don’t like you being in my town.” Robinson said.</text:span></text:p>
      <text:p text:style-name="P2"><text:s text:c="5"/><text:span text:style-name="T6">It was then that Russ noticed the man known as Robinson was wearing a sheriff badge. </text:span><text:span text:style-name="T7">He sighed at the thought of killing a sheriff, but it had to be done.</text:span></text:p>
      <text:p text:style-name="P2"><text:s text:c="5"/>“<text:span text:style-name="T8">Alright,” Russ said “First on the draw wins. If I win I stay, if I lose I’ll leave town.”</text:span></text:p>
      <text:p text:style-name="P2"><text:s text:c="5"/><text:span text:style-name="T8">Robinson nodded. “Alright.”</text:span></text:p>
      <text:p text:style-name="P2"><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2"><text:s text:c="5"/>“<text:span text:style-name="T9">On the count of three.” The bartender said.</text:span></text:p>
      <text:p text:style-name="P2"><text:s text:c="5"/>“<text:span text:style-name="T9">One.”</text:span></text:p>
      <text:p text:style-name="P2"><text:s text:c="5"/>“<text:span text:style-name="T9">Two.”</text:span></text:p>
      <text:p text:style-name="P2"><text:s text:c="5"/>“<text:span text:style-name="T9">Three.”</text:span></text:p>
      <text:p text:style-name="P2"><text:s text:c="5"/><text:span text:style-name="T10">Both men drew their guns. Russ fired first and hit the man in the hand injuring him. He fired again, this time the bullet when into the man’s chest.</text:span></text:p>
      <text:p text:style-name="P2"><text:s text:c="5"/><text:span text:style-name="T11">Russ walked over to the sheriff of the town holstering his gun. “Looks like you lost.”</text:span></text:p>
      <text:p text:style-name="P2"><text:s text:c="5"/><text:span text:style-name="T11">Picking up the sherrif’s gun, Russ hesitated. He looked at the sun. It was high noon. Walking back over to the bartender, he looked at the man. “Here’s his gun. Should get some money for it. Fix your place up a little.”</text:span></text:p>
      <text:p text:style-name="P2"><text:s text:c="5"/><text:span text:style-name="T11">The man nodded. “Don’t I know you from somewhere?”</text:span></text:p>
      <text:p text:style-name="P2"><text:s text:c="5"/><text:span text:style-name="T11">Russ shook his head. “No sir. Not that I’m aware of.”</text:span></text:p>
      <text:p text:style-name="P2"><text:s text:c="5"/><text:span text:style-name="T12">The man nodded and shook his head. “Well you killed our sheriff, we have no law in these parts now.”</text:span></text:p>
      <text:p text:style-name="P2"><text:s text:c="5"/><text:span text:style-name="T12">Russ nodded. “True, but he would have turned into a monster.”</text:span></text:p>
      <text:p text:style-name="P2"><text:s text:c="5"/>“<text:span text:style-name="T13">And how do you know that mister?” The bartender asked.</text:span></text:p>
      <text:p text:style-name="P2"><text:s text:c="5"/><text:span text:style-name="T13">Russ smiled. “I just know.” </text:span><text:span text:style-name="T14">Russ turned around and walked behind the Saloon. Turning the dial on his time watch, he opened a vortex and returned to his own time of 2163.</text:span></text:p>
      <text:p text:style-name="P2"><text:s text:c="5"/><text:span text:style-name="T14">He was greeted by Chief.</text:span></text:p>
      <text:p text:style-name="P2"><text:s text:c="5"/>“<text:span text:style-name="T14">You get the job done?” Chief asked.</text:span></text:p>
      <text:p text:style-name="P2"><text:s text:c="5"/><text:span text:style-name="T14">Russ nodded. “Yeah I got the job done.”</text:span></text:p>
      <text:p text:style-name="P2"><text:s text:c="5"/>“<text:span text:style-name="T14">Good. That town didn’t need another Billy The Kid running around.”</text:span></text:p>
      <text:p text:style-name="P2"><text:soft-page-break/><text:s text:c="5"/><text:span text:style-name="T15">Russ nodded. “No they did not.” </text:span><text:span text:style-name="T16">He handed Chief his sidearm. “Here you are, I think you know what to do with this.”</text:span></text:p>
      <text:p text:style-name="P2"><text:s text:c="5"/><text:span text:style-name="T16">Chief nodded. “Yes I sure do.” He took the gun and locked it away safe and sound.</text:span></text:p>
      <text:p text:style-name="P2"><text:s text:c="5"/>“<text:span text:style-name="T16">Now,” Chief said. “Get down to medical. I want you to check out before heading on your next mission.”</text:span></text:p>
      <text:p text:style-name="P2"><text:s text:c="5"/>“<text:span text:style-name="T16">I’m fine.” Russ said.</text:span></text:p>
      <text:p text:style-name="P2"><text:s text:c="5"/>“<text:span text:style-name="T16">Fine? Hell you look a little shook up. I want a psych eval on you.”</text:span></text:p>
      <text:p text:style-name="P2"><text:s text:c="5"/><text:span text:style-name="T16">Russ nodded. “Alright I’ll go down there. But not because I want to.”</text:span></text:p>
      <text:p text:style-name="P2"><text:s text:c="5"/>“<text:span text:style-name="T16">Good.” Chief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09:28:45.398000000</dc:date>
    <meta:editing-cycles>19</meta:editing-cycles>
    <meta:generator>LibreOffice/7.4.0.3$Windows_X86_64 LibreOffice_project/f85e47c08ddd19c015c0114a68350214f7066f5a</meta:generator>
    <meta:editing-duration>PT20M23S</meta:editing-duration>
    <meta:document-statistic meta:table-count="0" meta:image-count="0" meta:object-count="0" meta:page-count="3" meta:paragraph-count="39" meta:word-count="605" meta:character-count="3327" meta:non-whitespace-character-count="2571"/>
  </office:meta>
</office:document-meta>
</file>